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style:font-name="Calibri1" fo:font-size="11pt" officeooo:paragraph-rsid="001c56c1" fo:background-color="transparen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9.999cm" style:auto-text-indent="false" style:writing-mode="lr-tb"/>
      <style:text-properties style:font-name="Calibri1" fo:font-size="11pt" officeooo:paragraph-rsid="001c56c1" fo:background-color="transparen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text-properties style:font-name="Calibri1" fo:font-size="11pt" officeooo:rsid="00118516" officeooo:paragraph-rsid="001c56c1" fo:background-color="transparen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1pt" officeooo:rsid="00056d22" officeooo:paragraph-rsid="001ffa44" fo:background-color="transparent" style:font-size-asian="11pt" style:font-size-complex="11pt"/>
    </style:style>
    <style:style style:name="P5" style:family="paragraph" style:parent-style-name="Text_20_body">
      <style:paragraph-properties fo:hyphenation-ladder-count="no-limit"/>
      <style:text-properties style:font-name="Calibri1" fo:font-size="11pt" officeooo:rsid="0024d9a9" officeooo:paragraph-rsid="0024d9a9" fo:background-color="transparen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Body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style:font-name="Calibri1" fo:font-size="11pt" fo:font-weight="bold" officeooo:rsid="0024d9a9" officeooo:paragraph-rsid="0024d9a9" fo:background-color="transparent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style:font-name="Calibri1" fo:font-size="11pt" fo:font-weight="bold" officeooo:rsid="0024d9a9" officeooo:paragraph-rsid="0024d9a9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style:font-name="Calibri1" fo:font-size="11pt" fo:font-weight="bold" officeooo:rsid="00199533" officeooo:paragraph-rsid="001c56c1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style:font-name="Calibri1" fo:font-size="11pt" fo:font-weight="bold" officeooo:rsid="001f09ef" officeooo:paragraph-rsid="001f09ef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1pt" fo:font-weight="bold" officeooo:rsid="00118516" officeooo:paragraph-rsid="001c56c1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1" fo:font-size="11pt" fo:font-weight="bold" officeooo:rsid="00056d22" officeooo:paragraph-rsid="001d7fc1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style:font-name="Calibri1" fo:font-size="11pt" fo:font-weight="bold" officeooo:rsid="0021e9fb" officeooo:paragraph-rsid="0021e9fb" fo:background-color="transparent" style:font-size-asian="11pt" style:font-weight-asian="bold" style:font-name-complex="Times New Roman" style:font-size-complex="11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7.999cm" style:auto-text-indent="false" style:writing-mode="lr-tb"/>
      <style:text-properties style:font-name="Calibri1" fo:font-size="11pt" fo:font-weight="bold" officeooo:paragraph-rsid="001d7fc1" fo:background-color="transparent" style:font-name-asian="Times New Roman" style:font-size-asian="11pt" style:font-weight-asian="bold" style:font-name-complex="Times New Roman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7.999cm" style:auto-text-indent="false" style:page-number="auto" style:writing-mode="lr-tb"/>
      <style:text-properties style:font-name="Calibri1" fo:font-size="11pt" fo:font-style="normal" fo:font-weight="bold" officeooo:paragraph-rsid="001d7fc1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text-align="center" style:justify-single-word="false"/>
      <style:text-properties style:font-name="Calibri1" fo:font-size="11pt" fo:language="pl" fo:country="PL" fo:font-weight="bold" officeooo:rsid="00056d22" officeooo:paragraph-rsid="001d7fc1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1pt" fo:language="pl" fo:country="PL" fo:font-weight="normal" officeooo:rsid="00056d22" officeooo:paragraph-rsid="001ffa44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1pt" fo:language="pl" fo:country="PL" fo:font-weight="normal" officeooo:rsid="00056d22" officeooo:paragraph-rsid="001d7fc1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1.251cm" fo:text-align="start" style:justify-single-word="false" fo:text-indent="0cm" style:auto-text-indent="false"/>
      <style:text-properties style:font-name="Calibri1" fo:font-size="11pt" fo:language="pl" fo:country="PL" fo:font-weight="normal" officeooo:rsid="00056d22" officeooo:paragraph-rsid="001d7fc1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2.501cm" fo:text-align="start" style:justify-single-word="false" fo:text-indent="0cm" style:auto-text-indent="false"/>
      <style:text-properties style:font-name="Calibri1" fo:font-size="11pt" fo:language="pl" fo:country="PL" fo:font-weight="normal" officeooo:rsid="00056d22" officeooo:paragraph-rsid="001d7fc1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1" fo:font-size="11pt" fo:language="pl" fo:country="PL" style:text-underline-style="solid" style:text-underline-width="auto" style:text-underline-color="font-color" fo:font-weight="normal" officeooo:rsid="00056d22" officeooo:paragraph-rsid="001d7fc1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11pt" fo:font-weight="normal" officeooo:rsid="00056d22" officeooo:paragraph-rsid="001d7fc1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1" fo:font-size="11pt" fo:font-weight="normal" officeooo:rsid="00056d22" officeooo:paragraph-rsid="001ffa44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1" fo:font-size="11pt" fo:font-weight="normal" officeooo:rsid="00056d22" officeooo:paragraph-rsid="0022972e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7.999cm" fo:margin-right="0cm" fo:margin-top="0cm" fo:margin-bottom="0.282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11pt" fo:language="pl" fo:country="PL" fo:font-style="normal" fo:font-weight="bold" officeooo:paragraph-rsid="001d7fc1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language="pl" fo:country="PL" fo:font-weight="bold" officeooo:rsid="0021c0df" style:font-weight-asian="bold" style:font-weight-complex="bold"/>
    </style:style>
    <style:style style:name="T4" style:family="text">
      <style:text-properties fo:language="pl" fo:country="PL" fo:font-weight="bold" officeooo:rsid="0022972e" style:font-weight-asian="bold" style:font-weight-complex="bold"/>
    </style:style>
    <style:style style:name="T5" style:family="text">
      <style:text-properties fo:language="pl" fo:country="PL" fo:font-weight="bold" officeooo:rsid="0024d9a9" style:font-name-asian="Times New Roman" style:font-weight-asian="bold" style:font-name-complex="Times New Roman" style:font-weight-complex="bold"/>
    </style:style>
    <style:style style:name="T6" style:family="text">
      <style:text-properties fo:language="pl" fo:country="PL" fo:font-weight="bold" officeooo:rsid="0029f806" style:font-name-asian="Times New Roman" style:font-weight-asian="bold" style:font-name-complex="Times New Roman" style:font-weight-complex="bold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pl" fo:country="PL" fo:font-style="normal" fo:font-weight="bold" officeooo:rsid="0021c0df" style:font-style-asian="normal" style:font-weight-asian="bold" style:font-style-complex="normal" style:font-weight-complex="bold"/>
    </style:style>
    <style:style style:name="T10" style:family="text">
      <style:text-properties fo:language="pl" fo:country="PL" fo:background-color="#ffff00" loext:char-shading-value="0"/>
    </style:style>
    <style:style style:name="T11" style:family="text">
      <style:text-properties fo:language="pl" fo:country="PL" officeooo:rsid="00233cc3" fo:background-color="#ffff00" loext:char-shading-value="0"/>
    </style:style>
    <style:style style:name="T12" style:family="text">
      <style:text-properties fo:language="pl" fo:country="PL" officeooo:rsid="00233cc3"/>
    </style:style>
    <style:style style:name="T13" style:family="text">
      <style:text-properties fo:language="pl" fo:country="PL" officeooo:rsid="00233cc3"/>
    </style:style>
    <style:style style:name="T14" style:family="text">
      <style:text-properties fo:language="pl" fo:country="PL"/>
    </style:style>
    <style:style style:name="T15" style:family="text">
      <style:text-properties officeooo:rsid="0021c0df"/>
    </style:style>
    <style:style style:name="T16" style:family="text">
      <style:text-properties fo:font-weight="bold" style:font-weight-asian="bold" style:font-name-complex="Times New Roman" style:font-weight-complex="bold"/>
    </style:style>
    <style:style style:name="T17" style:family="text">
      <style:text-properties fo:font-weight="bold" officeooo:rsid="001c56c1" style:font-weight-asian="bold" style:font-name-complex="Times New Roman" style:font-weight-complex="bold"/>
    </style:style>
    <style:style style:name="T18" style:family="text">
      <style:text-properties style:font-name-complex="Times New Roman"/>
    </style:style>
    <style:style style:name="T19" style:family="text">
      <style:text-properties officeooo:rsid="0024d9a9" style:font-name-complex="Times New Roman"/>
    </style:style>
    <style:style style:name="T20" style:family="text">
      <style:text-properties officeooo:rsid="001c56c1" style:font-name-complex="Times New Roman"/>
    </style:style>
    <style:style style:name="T21" style:family="text">
      <style:text-properties officeooo:rsid="0021c0df" style:font-name-complex="Times New Roman"/>
    </style:style>
    <style:style style:name="T22" style:family="text">
      <style:text-properties officeooo:rsid="0029f806" style:font-name-complex="Times New Roman"/>
    </style:style>
    <style:style style:name="T23" style:family="text">
      <style:text-properties officeooo:rsid="0029f806"/>
    </style:style>
    <style:style style:name="T24" style:family="text">
      <style:text-properties fo:font-size="10pt" style:font-size-asian="10pt" style:font-size-complex="10pt"/>
    </style:style>
  </office:automatic-styles>
  <office:body>
    <office:text text:use-soft-page-breaks="true">
      <text:variable-decls>
        <text:variable-decl office:value-type="string" text:name="STANOWISKO"/>
        <text:variable-decl office:value-type="string" text:name="TYTUŁ"/>
        <text:variable-decl office:value-type="string" text:name="IMIĘ"/>
        <text:variable-decl office:value-type="string" text:name="NAZWISKO"/>
        <text:variable-decl office:value-type="string" text:name="ADRES_ULICA_BLOK_MIESZKANIE"/>
        <text:variable-decl office:value-type="string" text:name="ADRES_KOD_POCZTOWY"/>
        <text:variable-decl office:value-type="string" text:name="ADRES_MIASTO"/>
        <text:variable-decl office:value-type="string" text:name="TELEFON"/>
        <text:variable-decl office:value-type="string" text:name="EMAIL"/>
        <text:variable-decl office:value-type="string" text:name="USTANOWA"/>
        <text:variable-decl office:value-type="string" text:name="WYDZIAŁ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office:annotation office:name="__Annotation__404_905608483" loext:resolved="false"><dc:creator>FirstName LastName</dc:creator><dc:date>2024-03-08T13:59:13.739000000</dc:date><meta:creator-initials>FL</meta:creator-initials><text:p text:style-name="Comment">ГОРАД І ДАТА СКЛАДАННЯ СКАРГІ</text:p></office:annotation><text:span text:style-name="T22">Miasto</text:span><text:span text:style-name="T19">,</text:span><text:span text:style-name="T18"> dnia </text:span><text:span text:style-name="T19">08.03.2024</text:span><office:annotation-end office:name="__Annotation__404_905608483"/></text:p>
      <text:p text:style-name="P8"><office:annotation office:name="__Annotation__406_905608483" loext:resolved="false"><dc:creator>FirstName LastName</dc:creator><dc:date>2024-03-08T14:00:04.980000000</dc:date><meta:creator-initials>FL</meta:creator-initials><text:p text:style-name="Comment"><text:span text:style-name="T24">ВАШАЕ ІМЯ І ПРОЗВІШЧА</text:span></text:p></office:annotation><text:span text:style-name="T19">IMIĘ NAZWISKO</text:span><office:annotation-end office:name="__Annotation__406_905608483"/></text:p>
      <text:p text:style-name="P9"><office:annotation office:name="__Annotation__402_905608483" loext:resolved="false"><dc:creator>FirstName LastName</dc:creator><dc:date>2024-03-08T13:57:35.666000000</dc:date><meta:creator-initials>FL</meta:creator-initials><text:p text:style-name="Comment"><text:span text:style-name="T24">ВАШАЯ ДАТА І КРАІНА </text:span>НАРАДЖЭННЯ</text:p></office:annotation><text:span text:style-name="T20">0</text:span><text:span text:style-name="T21">1</text:span><text:span text:style-name="T18">.0</text:span><text:span text:style-name="T21">1</text:span><text:span text:style-name="T18">.</text:span><text:span text:style-name="T21">1991</text:span><text:span text:style-name="T18">, Białoruś</text:span><office:annotation-end office:name="__Annotation__402_905608483"/></text:p>
      <text:p text:style-name="P12"><office:annotation office:name="__Annotation__403_905608483" loext:resolved="false"><dc:creator>FirstName LastName</dc:creator><dc:date>2024-03-08T13:58:48.260000000</dc:date><meta:creator-initials>FL</meta:creator-initials><text:p text:style-name="Comment">ВАШ НУМАР PESEL</text:p></office:annotation>PESEL 11111111111<office:annotation-end office:name="__Annotation__403_905608483"/></text:p>
      <text:p text:style-name="P7"><office:annotation office:name="__Annotation__407_905608483" loext:resolved="false"><dc:creator>FirstName LastName</dc:creator><dc:date>2024-03-08T14:00:55.157000000</dc:date><meta:creator-initials>FL</meta:creator-initials><text:p text:style-name="Comment">ВАШ АДРАС У ПОЛЬШЧЫ</text:p></office:annotation>U<text:span text:style-name="T23">lica</text:span> <text:span text:style-name="T23">blok</text:span> / <text:span text:style-name="T23">mieszkanie</text:span></text:p>
      <text:p text:style-name="P1"><text:span text:style-name="T5">00-000 </text:span><text:span text:style-name="T6">Miasto</text:span><office:annotation-end office:name="__Annotation__407_905608483"/></text:p>
      <text:p text:style-name="P5"><office:annotation office:name="__Annotation__586_3975309022" loext:resolved="false"><dc:creator>FirstName LastName</dc:creator><dc:date>2024-03-08T14:41:55.175000000</dc:date><meta:creator-initials>FL</meta:creator-initials><text:p text:style-name="Comment">ВАШ ТЭЛЕФОН ДЛЯ СУВЯЗІ</text:p></office:annotation><text:span text:style-name="T17">T</text:span><text:span text:style-name="T16">el. +48 111 111 111</text:span><office:annotation-end office:name="__Annotation__586_3975309022"/></text:p>
      <text:p text:style-name="P6"><office:annotation office:name="__Annotation__587_3975309022" loext:resolved="false"><dc:creator>FirstName LastName</dc:creator><dc:date>2024-03-08T14:42:05.998000000</dc:date><meta:creator-initials>FL</meta:creator-initials><text:p text:style-name="Comment">ВАШ EMAIL</text:p></office:annotation><text:span text:style-name="T23">email</text:span>@<text:span text:style-name="T23">email.com</text:span><office:annotation-end office:name="__Annotation__587_3975309022"/></text:p>
      <text:p text:style-name="P14">Szef Urzędu do Spraw Cudzoziemców</text:p>
      <text:p text:style-name="P13">Urząd do Spraw Cudzoziemców</text:p>
      <text:p text:style-name="P24">ul. Taborowa 33, 02-699 Warszawa</text:p>
      <text:p text:style-name="P3"/>
      <text:p text:style-name="P10"/>
      <text:p text:style-name="P11">PONAGLENIE</text:p>
      <text:p text:style-name="P15"/>
      <text:p text:style-name="P4"><text:span text:style-name="T2"><text:tab/></text:span><text:span text:style-name="T7">Na podstawie art. 37 § 1 pkt 1, § 2 oraz § 3 pkt 1 ustawy z dnia 14 czerwca 1960 r. - Kodeks postępowania administracyjnego (tekst jedn. Dz. U. z 2018 r., poz. 2096; dalej: k.p.a.), składam ponaglenie w sprawie niezałatwienia sprawy w terminie </text:span><text:span text:style-name="T2">obywatela Białorusi, </text:span><office:annotation office:name="__Annotation__409_905608483" loext:resolved="false"><dc:creator>FirstName LastName</dc:creator><dc:date>2024-03-08T14:02:28.159000000</dc:date><meta:creator-initials>FL</meta:creator-initials><text:p text:style-name="Comment">ВАШАЕ ІМЯ, ПРОЗВІШЧА І ДАТА НАРАДЖЭННЯ</text:p></office:annotation><text:span text:style-name="T3">IMIĘ NAZWISKO</text:span><text:span text:style-name="T2">, ur. </text:span><text:span text:style-name="T3">1991</text:span><text:span text:style-name="T2">-0</text:span><text:span text:style-name="T3">1</text:span><text:span text:style-name="T2">-</text:span><text:span text:style-name="T3">01</text:span><office:annotation-end office:name="__Annotation__409_905608483"/><text:span text:style-name="T2">, </text:span><text:span text:style-name="T7">prowadzonej przez Wojewodę Dolnośląskiego dotyczącej wydania polskiego dokumentu podróży dla cudzoziemca.</text:span></text:p>
      <text:p text:style-name="P16"><text:tab/><office:annotation office:name="__Annotation__410_905608483" loext:resolved="false"><dc:creator>FirstName LastName</dc:creator><dc:date>2024-03-08T14:03:20.480000000</dc:date><meta:creator-initials>FL</meta:creator-initials><text:p text:style-name="Comment">ВАШ НУМАР УНЁСКУ І НУМАР СПРАВЫ<text:line-break/></text:p><text:p text:style-name="Comment"><text:span text:style-name="T24">КАЛІ ВЫ ІХ НЕ ВЕДАЕЦЕ - ВЫДАЛІЦЕ РАДОК, ЯНЫ ЗНОЙДУЦЬ ПА ПРОЗВІШЧУ </text:span>І ДАЦЕ НАРАДЖЭННЯ</text:p></office:annotation>Numer PIO <text:span text:style-name="T15">11111111111</text:span>, sygn. akt SOC-PCIII.<text:span text:style-name="T15">1111</text:span>.<text:span text:style-name="T15">111</text:span>.<text:span text:style-name="T15">1111</text:span>.<office:annotation-end office:name="__Annotation__410_905608483"/></text:p>
      <text:p text:style-name="P21"><text:span text:style-name="T1"/></text:p>
      <text:p text:style-name="P17"><text:tab/>Na podstawie art. 37 § 6 k.p.a. wnoszę o:</text:p>
      <text:p text:style-name="P21"><text:span text:style-name="T1"/></text:p>
      <text:p text:style-name="P17">1. stwierdzenie, że organ rozpatrujący sprawę dopuścił się bezczynności;</text:p>
      <text:p text:style-name="P17">2. zobowiązanie organu rozpatrującego sprawę do załatwienia sprawy oraz wyznaczenie 7-dniowego terminu do jej załatwienia;</text:p>
      <text:p text:style-name="P17">3. zarządzenie wyjaśnienia przyczyn i ustalenie osób winnych bezczynności oraz podjęcia środków zapobiegających bezczynności w przyszłości.</text:p>
      <text:p text:style-name="P21"><text:span text:style-name="T1"/></text:p>
      <text:p text:style-name="P15">UZASADNIENIE</text:p>
      <text:p text:style-name="P22"><text:span text:style-name="T1"><text:tab/>W dniu </text:span><office:annotation office:name="__Annotation__411_905608483" loext:resolved="false"><dc:creator>FirstName LastName</dc:creator><dc:date>2024-03-08T14:04:38.646000000</dc:date><meta:creator-initials>FL</meta:creator-initials><text:p text:style-name="Comment">КАЛІ АДПРАВІЛІ ЎНЁСАК</text:p></office:annotation><text:span text:style-name="T9">01</text:span><text:span text:style-name="T8">.</text:span><text:span text:style-name="T9">01</text:span><text:span text:style-name="T8">.202</text:span><text:span text:style-name="T9">4</text:span><text:span text:style-name="T8"> r.</text:span><office:annotation-end office:name="__Annotation__411_905608483"/><text:span text:style-name="T1"> za pośrednictwem poczty polskiej </text:span><office:annotation office:name="__Annotation__530_1884025131" loext:resolved="false"><dc:creator>FirstName LastName</dc:creator><dc:date>2024-03-08T14:52:56.580000000</dc:date><meta:creator-initials>FL</meta:creator-initials><text:p text:style-name="Comment">ЗАМЯНІЦЬ КАНЧАТАК (МУЖСКІ/ЖАНОЧЫ РОД)</text:p></office:annotation><text:span text:style-name="T14">nadał</text:span><text:span text:style-name="T13">e</text:span><text:span text:style-name="T14">m</text:span><office:annotation-end office:name="__Annotation__530_1884025131"/><text:span text:style-name="T1"> wniosek w sprawie wydania polskiego dokumentu podróży dla cudzoziemca. </text:span></text:p>
      <text:p text:style-name="P16"><text:tab/>Niestety, Dolnośląski Urząd Wojewódzki nie przyjmuje takich wniosków osobiście, ponieważ na stronie portalu informacyjnego (https://www.duw.pl/pl/obsluga-klienta/cudzoziemcy/dokumenty-wydawane-cudz/10513,Wydanie-lub-wymiana-polskiego-dokumentu-podrozy-dla-cudzoziemca.html) wskazano, że wniosek należy składać w Punkcie Obsługi Klienta w Wydziale Spraw Obywatelskich i Cudzoziemców Dolnośląskiego Urzędu Wojewódzkiego.</text:p>
      <text:p text:style-name="P21"><text:span text:style-name="T1"><text:tab/>Zgodnie z informacją na portalu informacyjnym (https://przybysz.duw.pl), wniosek został zarejestrowany w dniu </text:span><office:annotation office:name="__Annotation__412_905608483" loext:resolved="false"><dc:creator>FirstName LastName</dc:creator><dc:date>2024-03-08T14:05:45.360000000</dc:date><meta:creator-initials>FL</meta:creator-initials><text:p text:style-name="Comment">КАЛІ ЎНЁСАК ПРЫНЯЛІ <text:line-break/> <text:line-break/>PRZYBYSZ АЛЬБО ЖОЎТЫ КВІТОК</text:p></office:annotation><text:span text:style-name="T3">02</text:span><text:span text:style-name="T2">.</text:span><text:span text:style-name="T3">01</text:span><text:span text:style-name="T2">.202</text:span><text:span text:style-name="T3">4</text:span><text:span text:style-name="T2"> r.</text:span><office:annotation-end office:name="__Annotation__412_905608483"/><text:span text:style-name="T1"> </text:span><office:annotation office:name="__Annotation__413_905608483" loext:resolved="false"><dc:creator>FirstName LastName</dc:creator><dc:date>2024-03-08T14:06:26.821000000</dc:date><meta:creator-initials>FL</meta:creator-initials><text:p text:style-name="Comment">ТОЛЬКІ КАЛІ ВЕДАЕЦЕ СТАТУС СПРАВЫ І ХТО ІНСПЕКТАР, ІНАКШ ВЫДАЛІЦЕ ДА КАНЦА АБЗАЦУ</text:p></office:annotation><text:span text:style-name="T1">Od tego samego dnia wniosek ma status "Rejestracja wniosku". W przedmiotowej sprawie doszło do przydzielenia inspektora </text:span><text:span text:style-name="T2">Bartosza Lipińskiego</text:span><text:span text:style-name="T1">. Inspektor ten będzie odpowiedzialny za prowadzenie postępowania administracyjnego lub innych z nią związanych czynności, zgodnie z właściwościami i kompetencjami wynikającymi z przepisów prawa oraz regulaminów obowiązujących w danej instytucji lub organie administracji.</text:span><office:annotation-end office:name="__Annotation__413_905608483"/></text:p>
      <text:p text:style-name="P21"><text:span text:style-name="T1"/></text:p>
      <text:p text:style-name="P17"><text:tab/>Na podstawie art. 35 § 3, § 3a k.p.a. oraz informacji na portalu informacyjnym Dolnośląskiego Urzędu Wojewódzkiego (https://www.duw.pl/pl/obsluga-klienta/cudzoziemcy/dokumenty-wydawane-<text:soft-page-break/>cudz/10513,Wydanie-lub-wymiana-polskiego-dokumentu-podrozy-dla-cudzoziemca.html) - sprawa powinna być załatwiona w terminie miesiąca od dnia złożenia wniosku.</text:p>
      <text:p text:style-name="P23"><text:span text:style-name="T1"><text:tab/>Przenosząc powyższe na grunt niniejszej sprawy, należy zaznaczyć, </text:span><text:span text:style-name="T2">że postępowanie administracyjne zostało zainicjowane w dniu </text:span><office:annotation office:name="__Annotation__496_905608483" loext:resolved="false"><dc:creator>FirstName LastName</dc:creator><dc:date>2024-03-08T14:08:22.098000000</dc:date><meta:creator-initials>FL</meta:creator-initials><text:p text:style-name="Comment">КАЛІ ЎНЁСАК ПРЫНЯЛІ <text:line-break/> <text:line-break/>PRZYBYSZ АЛЬБО ЖОЎТЫ КВІТОК</text:p></office:annotation><text:span text:style-name="T3">02</text:span><text:span text:style-name="T2">.</text:span><text:span text:style-name="T3">01</text:span><text:span text:style-name="T2">.202</text:span><text:span text:style-name="T3">4</text:span><text:span text:style-name="T2"> r.</text:span><office:annotation-end office:name="__Annotation__496_905608483"/><text:span text:style-name="T1"> Od tego momentu rozpoczął się bieg terminu do załatwienia sprawy. Zgodnie z art. 112, art. 114 ustawy z dnia 23 kwietnia 1964 r. - Kodeks cywilny (tekst jedn. Dz. U. z 2023 r., poz. 1610; dalej: k.c.), termin jednego miesiąca, czyli 30 dni, </text:span><text:span text:style-name="T2">upłynął </text:span><office:annotation office:name="__Annotation__497_905608483" loext:resolved="false"><dc:creator>FirstName LastName</dc:creator><dc:date>2024-03-08T14:08:58.693000000</dc:date><meta:creator-initials>FL</meta:creator-initials><text:p text:style-name="Comment">30 ДЗЁН АД ДАТЫ ПРЫНЯЦЦЯ ЎНЁСКУ</text:p></office:annotation><text:span text:style-name="T4">01</text:span><text:span text:style-name="T2">.0</text:span><text:span text:style-name="T4">2</text:span><text:span text:style-name="T2">.2024 r.</text:span><office:annotation-end office:name="__Annotation__497_905608483"/><text:span text:style-name="T1"> Wojewoda miał 30 dni na wydanie decyzji. W wyniku toczącego się postępowania, Wojewoda był zobowiązany wezwać skarżącego do wyczerpującego usunięcia braków formalnych zgodnie z art. 64 § 2 k.p.a. jak tylko wpłynął wniosek, a następnie przystąpić do rozpoznania sprawy, by najpóźniej w terminie 30 dni od momentu uzupełnienia braków formalnych wydać decyzję w sprawie. Zaniechanie Wojewody jest długotrwałe. Z tego względu, według mojej opinii, bezspornym jest to, że Wojewoda dopuścił się bezczynności. Sprawa nie została bowiem załatwiona w terminie określonym w art. 35 § 3 k.p.a.</text:span></text:p>
      <text:p text:style-name="P17"><text:tab/>Art. 37 § 6 pkt 1 k.p.a. stanowi, że organ rozpatrujący ponaglenie wydaje postanowienie, w którym wskazuje, czy organ rozpatrujący sprawę dopuścił się bezczynności lub przewlekłego prowadzenia postępowania, stwierdzając jednocześnie, czy miało ono miejsce z rażącym naruszeniem prawa. Stosownie do postanowień art. 22 ust. 2 ustawy z dnia 12 grudnia 2013 r. - o cudzoziemcach (tekst jedn. Dz. U. z 2024 r., poz. 519; dalej u.o.c), Szef Urzędu jest organem wyższego stopnia w rozumieniu przepisów Kodeksu postępowania administracyjnego w stosunku do Wojewody w sprawach uregulowanych w ustawach, o których mowa w ust. 1 pkt 1 (m.in. w u.o.c).</text:p>
      <text:p text:style-name="P21"><text:span text:style-name="T1"/></text:p>
      <text:p text:style-name="P20">W sprawie należy zważyć, że:</text:p>
      <text:p text:style-name="P17"><text:tab/>Zgodnie z art. 37 § 1 pkt 1 k.p.a. stronie służy prawo do wniesienia ponaglenia, jeżeli nie załatwiono sprawy w terminie określonym w art. 35 lub przepisach szczególnych ani w terminie wskazanym zgodnie z art. 36 § 1 (bezczynność).</text:p>
      <text:p text:style-name="P17"><text:tab/>Art. 37 § 6 pkt 1 k.p.a. stanowi, że organ rozpatrujący ponaglenie wydaje postanowienie, w którym wskazuje, czy organ rozpatrujący sprawę dopuścił się bezczynności lub przewlekłego prowadzenia postępowania, stwierdzając jednocześnie, czy miało ono miejsce z rażącym naruszeniem prawa.</text:p>
      <text:p text:style-name="P17"><text:tab/>Stosownie do postanowień art. 22 ust. 2 ustawy z dnia 12 grudnia 2013 r. - o cudzoziemcach (tekst jedn. Dz. U. z 2024 r., poz. 519; dalej u.o.c), Szef Urzędu jest organem wyższego stopnia w rozumieniu przepisów Kodeksu postępowania administracyjnego w stosunku do Wojewody w sprawach uregulowanych w ustawach, o których mowa w ust. 1 pkt 1 (m.in. w u.o.c).</text:p>
      <text:p text:style-name="P21"><text:span text:style-name="T1"/></text:p>
      <text:p text:style-name="P17"><text:tab/>Zgodnie z art. 252a u.o.c. (art. 252a dodany przez art. 1 pkt 30 ustawy z dnia 9 marca 2023 r. (Dz.U.2023.547) zmieniającej nin. ustawę z dniem 1 czerwca 2023 r.):</text:p>
      <text:p text:style-name="P18">1. Polski dokument podróży dla cudzoziemca wydaje się również cudzoziemcowi, który posiada obywatelstwo określone w przepisach wydanych na podstawie ust. 2, jeżeli są spełnione łącznie następujące warunki:</text:p>
      <text:p text:style-name="P19">1) cudzoziemiec utracił swój dokument podróży albo jego dokument podróży uległ zniszczeniu bądź utracił ważność albo nie posiadał on dotąd dokumentu podróży;</text:p>
      <text:p text:style-name="P19">2) cudzoziemcowi udzielono:</text:p>
      <text:p text:style-name="P19">a) zezwolenia na pobyt stały lub</text:p>
      <text:p text:style-name="P19">b) zezwolenia na pobyt rezydenta długoterminowego UE, lub</text:p>
      <text:p text:style-name="P19">c) zezwolenia na pobyt czasowy, lub</text:p>
      <text:p text:style-name="P19">d) ochrony uzupełniającej, lub</text:p>
      <text:p text:style-name="P19">e) zgody na pobyt ze względów humanitarnych;</text:p>
      <text:p text:style-name="P19">3) wniosek o wydanie polskiego dokumentu podróży dla cudzoziemca został złożony przez cudzoziemca w okresie określonym w przepisach wydanych na podstawie ust. 2.</text:p>
      <text:p text:style-name="P18">2. Minister właściwy do spraw wewnętrznych może określić, w drodze rozporządzenia:</text:p>
      <text:p text:style-name="P19">1) obywatelstwa, których posiadanie uprawnia cudzoziemca do ubiegania się o wydanie polskiego dokumentu podróży dla cudzoziemca w warunkach określonych w ust. 1;</text:p>
      <text:p text:style-name="P19">2) okres, w którym cudzoziemcy mogą składać wnioski o wydanie polskiego dokumentu podróży dla cudzoziemca w przypadku, o którym mowa w ust. 1.</text:p>
      <text:p text:style-name="P18">3. Wydając rozporządzenie, o którym mowa w ust. 2, minister właściwy do spraw wewnętrznych uwzględni:</text:p>
      <text:p text:style-name="P19"><text:soft-page-break/>1) potrzeby polskiej polityki migracyjnej;</text:p>
      <text:p text:style-name="P19">2) sytuację prawną i faktyczną cudzoziemców, którzy nie mogą zwrócić się do organów władzy publicznej państwa, którego są obywatelami, w celu uzyskania dokumentów podróży;</text:p>
      <text:p text:style-name="P19">3) znaczenie dla interesu Rzeczypospolitej Polskiej możliwości wydawania cudzoziemcom posiadającym określone obywatelstwa polskiego dokumentu podróży dla cudzoziemca w warunkach określonych w ust. 1;</text:p>
      <text:p text:style-name="P19">4) konieczność zapewnienia sprawności postępowania w sprawie wydania polskiego dokumentu podróży dla cudzoziemca.</text:p>
      <text:p text:style-name="P21"><text:span text:style-name="T1"/></text:p>
      <text:p text:style-name="P17"><text:tab/>Natomiast zgodnie z art. 257 u.o.c. polski dokument podróży dla cudzoziemca wydaje lub odmawia jego wydania, wymienia lub odmawia jego wymiany wojewoda właściwy ze względu na miejsce pobytu cudzoziemca.</text:p>
      <text:p text:style-name="P17"/>
      <text:p text:style-name="P17"><text:tab/>W związku z powyższym, wnioskuję jak we wstępie.<text:line-break/><text:line-break/><text:line-break/><text:tab/><text:tab/><text:tab/><text:tab/><text:tab/><text:tab/><text:tab/><text:tab/><text:tab/><text:tab/>………………………………..</text:p>
      <text:p text:style-name="P17"><text:tab/><text:tab/><text:tab/><text:tab/><text:tab/><text:tab/><text:tab/><text:tab/><text:tab/><text:tab/><text:tab/><text:tab/>podpi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dy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pl" fo:country="PL" style:text-underline-style="none" style:letter-kerning="true" style:font-name-asian="Calibri2" style:font-family-asian="Calibri" style:font-family-generic-asian="system" style:font-pitch-asian="variable" style:font-size-asian="12pt" style:language-asian="en" style:country-asian="US" style:font-name-complex="Arial Unicode MS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pl" number:country="PL">
      <number:day number:style="long"/>
      <number:text>.</number:text>
      <number:month number:style="long"/>
      <number:text>.</number:text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1:38:17.210000000</meta:creation-date>
    <meta:editing-duration>PT3H24M16S</meta:editing-duration>
    <meta:editing-cycles>15</meta:editing-cycles>
    <meta:generator>LibreOffice/24.2.1.2$Windows_X86_64 LibreOffice_project/db4def46b0453cc22e2d0305797cf981b68ef5ac</meta:generator>
    <dc:title>official-letter-doc</dc:title>
    <meta:initial-creator>Piotr Dzenisevich</meta:initial-creator>
    <dc:date>2024-03-08T14:54:39.955000000</dc:date>
    <dc:creator>FirstName LastName</dc:creator>
    <meta:printed-by>Piotr Dzenisevich</meta:printed-by>
    <meta:print-date>2024-02-07T00:26:17.075000000</meta:print-date>
    <meta:document-statistic meta:table-count="0" meta:image-count="0" meta:object-count="0" meta:page-count="3" meta:paragraph-count="50" meta:word-count="999" meta:character-count="7277" meta:non-whitespace-character-count="6288"/>
    <meta:template xlink:type="simple" xlink:actuate="onRequest" xlink:title="official-letter-doc" xlink:href="file:///C:/Users/dein0s/AppData/Roaming/LibreOffice/4/user/template/official-letter-doc.ott" meta:date="2023-08-11T11:38:17.008000000"/>
  </office:meta>
</office:document-meta>
</file>